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76951981223482835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779125607796601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07194450379975328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75853004833666276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16183176641893215"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9620652094514318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7960784688177537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96849784984869947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777109" text:continue-list="list797960784688177537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9954992778890555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7796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7862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9132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83756"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6976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6"><text:span text:style-name="T2"/></text:p>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In the last week: 11.9 miles of running and good workouts on the elliptical.</text:p>
      <text:p text:style-name="P10"><text:soft-page-break/></text:p>
      <text:p text:style-name="P10"><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28772100226757762"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5T18:54:33.84</dc:date>
    <dc:creator>James Lombardi</dc:creator>
    <meta:editing-duration>P9DT21H40M</meta:editing-duration>
    <meta:editing-cycles>846</meta:editing-cycles>
    <meta:generator>OpenOffice/4.1.2$Win32 OpenOffice.org_project/412m3$Build-9782</meta:generator>
    <meta:document-statistic meta:table-count="0" meta:image-count="9" meta:object-count="0" meta:page-count="95" meta:paragraph-count="2565" meta:word-count="29113" meta:character-count="148831"/>
  </office:meta>
</office:document-meta>
</file>